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165cm" fo:min-width="2.169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8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2.382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4.191cm" svg:x="8.874cm" svg:y="10.25cm">
          <text:p text:style-name="P1">NTRIP Caster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4.572cm" svg:height="1.905cm" svg:x="2.778cm" svg:y="10.144cm">
          <text:p text:style-name="P1">NTRIP Server</text:p>
          <text:p text:style-name="P1">GNSS Bas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72cm" svg:height="1.905cm" svg:x="2.778cm" svg:y="12.303cm">
          <text:p text:style-name="P1">NTRIP Server</text:p>
          <text:p text:style-name="P1">GNSS Bas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3.319cm" svg:y1="12.345cm" svg:x2="17.129cm" svg:y2="13.827cm" draw:start-shape="id1" draw:end-shape="id2" draw:end-glue-point="4" svg:d="M13319 12345l3810 1482" svg:viewBox="0 0 3811 1483">
          <text:p/>
        </draw:connector>
        <draw:connector draw:style-name="gr3" draw:text-style-name="P2" draw:layer="layout" draw:type="line" svg:x1="13.319cm" svg:y1="12.345cm" svg:x2="15.391cm" svg:y2="12.5cm" draw:start-shape="id1" draw:start-glue-point="1" draw:end-shape="id3" draw:end-glue-point="5" svg:d="M13319 12345l2072 155" svg:viewBox="0 0 2073 156">
          <text:p/>
        </draw:connector>
        <draw:connector draw:style-name="gr3" draw:text-style-name="P2" draw:layer="layout" draw:type="line" svg:x1="13.319cm" svg:y1="12.345cm" svg:x2="16.494cm" svg:y2="10.906cm" draw:start-shape="id1" draw:end-shape="id4" draw:end-glue-point="6" svg:d="M13319 12345l3175-1439" svg:viewBox="0 0 3176 1440">
          <text:p/>
        </draw:connector>
        <draw:custom-shape draw:style-name="gr4" draw:text-style-name="P3" xml:id="id4" draw:id="id4" draw:layer="layout" svg:width="4.826cm" svg:height="1.397cm" svg:x="14.081cm" svg:y="9.509cm">
          <text:p text:style-name="P1"><text:span text:style-name="T1">NTRIP Client</text:span></text:p>
          <text:p text:style-name="P1"><text:span text:style-name="T1">GNSS Rover 1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xml:id="id3" draw:id="id3" draw:layer="layout" svg:width="4.826cm" svg:height="1.397cm" svg:x="14.909cm" svg:y="11.801cm">
          <text:p text:style-name="P1"><text:span text:style-name="T1">NTRIP Client</text:span></text:p>
          <text:p text:style-name="P1"><text:span text:style-name="T1">GNSS Rover 2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xml:id="id2" draw:id="id2" draw:layer="layout" svg:width="4.826cm" svg:height="1.397cm" svg:x="14.716cm" svg:y="13.827cm">
          <text:p text:style-name="P1"><text:span text:style-name="T1">NTRIP Client</text:span></text:p>
          <text:p text:style-name="P1"><text:span text:style-name="T1">GNSS Rover 3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1" draw:layer="layout" svg:width="1.524cm" svg:height="0.508cm" svg:x="7.35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0.508cm" svg:x="7.35cm" svg:y="12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21:00:39.289066556</meta:creation-date>
    <dc:date>2019-08-08T21:59:25.517067633</dc:date>
    <meta:editing-duration>PT22M16S</meta:editing-duration>
    <meta:editing-cycles>10</meta:editing-cycles>
    <meta:generator>LibreOffice/6.0.7.3$Linux_X86_64 LibreOffice_project/00m0$Build-3</meta:generator>
    <meta:document-statistic meta:object-count="11"/>
  </office:meta>
</office:document-meta>
</file>